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edRefCollec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KeyedRefCollector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edRefCollector.KeyedRefCollector( @ NonNullable ReferenceQueue &lt; ? &gt; q , @ NonNullable ConcurrentMap &lt; K , ? extends IKey &lt; K &gt; &gt; syn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eyedRefCollector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